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200" draw:opacity="12%" draw:textarea-horizontal-align="justify" draw:textarea-vertical-align="middle" draw:auto-grow-height="false" fo:min-height="9.75cm" fo:min-width="8.2cm"/>
    </style:style>
    <style:style style:name="gr2" style:family="graphic" style:parent-style-name="standard">
      <style:graphic-properties draw:fill-color="#89c765" draw:opacity="13%" draw:textarea-horizontal-align="justify" draw:textarea-vertical-align="middle" draw:auto-grow-height="false" fo:min-height="9.75cm" fo:min-width="8.1cm"/>
    </style:style>
    <style:style style:name="gr3" style:family="graphic" style:parent-style-name="standard">
      <style:graphic-properties draw:textarea-horizontal-align="justify" draw:textarea-vertical-align="middle" draw:auto-grow-height="false" fo:min-height="1.15cm" fo:min-width="4cm"/>
    </style:style>
    <style:style style:name="gr4" style:family="graphic" style:parent-style-name="standard">
      <style:graphic-properties draw:fill-color="#72bf44" draw:textarea-horizontal-align="justify" draw:textarea-vertical-align="middle" draw:auto-grow-height="false" fo:min-height="1.05cm" fo:min-width="3.6cm"/>
    </style:style>
    <style:style style:name="gr5" style:family="graphic" style:parent-style-name="standard">
      <style:graphic-properties draw:textarea-horizontal-align="justify" draw:textarea-vertical-align="middle" draw:auto-grow-height="false" fo:min-height="1.15cm" fo:min-width="2.7cm"/>
    </style:style>
    <style:style style:name="gr6" style:family="graphic" style:parent-style-name="standard">
      <style:graphic-properties draw:fill-color="#72bf44" draw:textarea-horizontal-align="justify" draw:textarea-vertical-align="middle" draw:auto-grow-height="false" fo:min-height="0.45cm" fo:min-width="1.9cm"/>
    </style:style>
    <style:style style:name="gr7" style:family="graphic" style:parent-style-name="standard">
      <style:graphic-properties draw:fill-color="#72bf44" draw:textarea-horizontal-align="justify" draw:textarea-vertical-align="middle" draw:auto-grow-height="false" fo:min-height="1.35cm" fo:min-width="3cm"/>
    </style:style>
    <style:style style:name="gr8" style:family="graphic" style:parent-style-name="standard">
      <style:graphic-properties svg:stroke-color="#000000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05cm"/>
    </style:style>
    <style:style style:name="gr10" style:family="graphic" style:parent-style-name="standard">
      <style:graphic-properties draw:stroke="none" svg:stroke-color="#000000" draw:fill="none" draw:fill-color="#ffffff" fo:min-height="0.712cm"/>
    </style:style>
    <style:style style:name="gr11" style:family="graphic" style:parent-style-name="standard">
      <style:graphic-properties draw:fill-color="#fff200" draw:textarea-horizontal-align="justify" draw:textarea-vertical-align="middle" draw:auto-grow-height="false" fo:min-height="1.05cm" fo:min-width="3.6cm"/>
    </style:style>
    <style:style style:name="gr12" style:family="graphic" style:parent-style-name="standard">
      <style:graphic-properties draw:fill-color="#fff200" draw:textarea-horizontal-align="justify" draw:textarea-vertical-align="middle" draw:auto-grow-height="false" fo:min-height="0.45cm" fo:min-width="1.9cm"/>
    </style:style>
    <style:style style:name="gr13" style:family="graphic" style:parent-style-name="standard">
      <style:graphic-properties draw:fill-color="#fff200" draw:textarea-horizontal-align="justify" draw:textarea-vertical-align="middle" draw:auto-grow-height="false" fo:min-height="1.35cm" fo:min-width="3cm"/>
    </style:style>
    <style:style style:name="gr14" style:family="graphic" style:parent-style-name="standard">
      <style:graphic-properties draw:fill-color="#aa55a1" draw:textarea-horizontal-align="justify" draw:textarea-vertical-align="middle" draw:auto-grow-height="false" fo:min-height="1.05cm" fo:min-width="3.4cm"/>
    </style:style>
    <style:style style:name="gr15" style:family="graphic" style:parent-style-name="standard">
      <style:graphic-properties draw:fill-color="#f58220" draw:textarea-horizontal-align="justify" draw:textarea-vertical-align="middle" draw:auto-grow-height="false" fo:min-height="1.35cm" fo:min-width="3.6cm"/>
    </style:style>
    <style:style style:name="gr16" style:family="graphic" style:parent-style-name="objectwithoutfill">
      <style:graphic-properties draw:stroke="dash" draw:stroke-dash="Fine_20_Dashed" svg:stroke-width="0.081cm" svg:stroke-color="#f5822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7" style:family="graphic" style:parent-style-name="standard">
      <style:graphic-properties draw:textarea-horizontal-align="justify" draw:textarea-vertical-align="middle" draw:auto-grow-height="false" fo:min-height="0.85cm" fo:min-width="3.3cm"/>
    </style:style>
    <style:style style:name="gr18" style:family="graphic" style:parent-style-name="objectwithoutfill">
      <style:graphic-properties draw:fill="none" draw:textarea-vertical-align="middle"/>
    </style:style>
    <style:style style:name="P1" style:family="paragraph">
      <loext:graphic-properties draw:fill-color="#fff200" draw:opacity="12%"/>
      <style:paragraph-properties fo:text-align="center"/>
    </style:style>
    <style:style style:name="P2" style:family="paragraph">
      <loext:graphic-properties draw:fill-color="#89c765" draw:opacity="13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-color="#72bf44"/>
      <style:paragraph-properties fo:text-align="center"/>
    </style:style>
    <style:style style:name="P6" style:family="paragraph">
      <loext:graphic-properties draw:fill-color="#72bf44"/>
      <style:paragraph-properties fo:text-align="center"/>
      <style:text-properties fo:font-weight="normal" style:font-weight-asian="normal" style:font-weight-complex="normal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200"/>
      <style:paragraph-properties fo:text-align="center"/>
    </style:style>
    <style:style style:name="P9" style:family="paragraph">
      <loext:graphic-properties draw:fill-color="#fff200"/>
      <style:paragraph-properties fo:text-align="center"/>
      <style:text-properties fo:font-weight="normal" style:font-weight-asian="normal" style:font-weight-complex="normal"/>
    </style:style>
    <style:style style:name="P10" style:family="paragraph">
      <loext:graphic-properties draw:fill-color="#aa55a1"/>
      <style:paragraph-properties fo:text-align="center"/>
    </style:style>
    <style:style style:name="P11" style:family="paragraph">
      <loext:graphic-properties draw:fill-color="#f58220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7cm" svg:height="10cm" svg:x="11.1cm" svg:y="1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6cm" svg:height="10cm" svg:x="1cm" svg:y="1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11" draw:id="id11" draw:layer="layout" svg:width="4.5cm" svg:height="1.4cm" svg:x="1.891cm" svg:y="16.191cm">
          <text:p text:style-name="P3"><text:span text:style-name="T1">Raspberry Pi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2" draw:id="id2" draw:layer="layout" svg:width="4.1cm" svg:height="1.3cm" svg:x="2.9cm" svg:y="5.6cm">
          <text:p text:style-name="P3">Node MCU 1</text:p>
          <draw:enhanced-geometry svg:viewBox="0 0 21600 21600" draw:type="rectangle" draw:enhanced-path="M 0 0 L 21600 0 21600 21600 0 21600 0 0 Z N"/>
        </draw:custom-shape>
        <draw:custom-shape draw:style-name="gr5" draw:text-style-name="P3" xml:id="id13" draw:id="id13" draw:layer="layout" svg:width="3.2cm" svg:height="1.4cm" svg:x="3.8cm" svg:y="9.3cm">
          <text:p text:style-name="P3">Speaker 1</text:p>
          <draw:enhanced-geometry svg:viewBox="0 0 21600 21600" draw:type="rectangle" draw:enhanced-path="M 0 0 L 21600 0 21600 21600 0 21600 0 0 Z N"/>
        </draw:custom-shape>
        <draw:custom-shape draw:style-name="gr5" draw:text-style-name="P3" xml:id="id14" draw:id="id14" draw:layer="layout" svg:width="3.2cm" svg:height="1.4cm" svg:x="14.7cm" svg:y="9.3cm">
          <text:p text:style-name="P3">Speaker 2</text:p>
          <draw:enhanced-geometry svg:viewBox="0 0 21600 21600" draw:type="rectangle" draw:enhanced-path="M 0 0 L 21600 0 21600 21600 0 21600 0 0 Z N"/>
        </draw:custom-shape>
        <draw:custom-shape draw:style-name="gr6" draw:text-style-name="P6" xml:id="id1" draw:id="id1" draw:layer="layout" svg:width="2.4cm" svg:height="0.7cm" svg:x="1cm" svg:y="3cm">
          <text:p text:style-name="P3"><text:span text:style-name="T2">Button 1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3" draw:id="id3" draw:layer="layout" svg:width="3.5cm" svg:height="1.6cm" svg:x="6cm" svg:y="2.6cm">
          <text:p text:style-name="P3">Movement </text:p>
          <text:p text:style-name="P3">Sensor 1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line-skew="-0.05cm" svg:x1="2.2cm" svg:y1="3.7cm" svg:x2="4.95cm" svg:y2="5.6cm" draw:start-shape="id1" draw:start-glue-point="2" draw:end-shape="id2" draw:end-glue-point="0" svg:d="M2200 3700v900h2750v1000" svg:viewBox="0 0 2751 1901">
          <text:p/>
        </draw:connector>
        <draw:connector draw:style-name="gr8" draw:text-style-name="P3" draw:layer="layout" draw:line-skew="-0.3cm" svg:x1="4.95cm" svg:y1="5.6cm" svg:x2="7.75cm" svg:y2="4.2cm" draw:start-shape="id2" draw:start-glue-point="0" draw:end-shape="id3" draw:end-glue-point="2" svg:d="M4950 5600v-1000h2800v-400" svg:viewBox="0 0 2801 1401">
          <text:p/>
        </draw:connector>
        <draw:frame draw:style-name="gr9" draw:text-style-name="P7" draw:layer="layout" svg:width="5.8cm" svg:height="1.3cm" svg:x="13.2cm" svg:y="1.3cm">
          <draw:text-box>
            <text:p>Room 2</text:p>
          </draw:text-box>
        </draw:frame>
        <draw:frame draw:style-name="gr10" draw:text-style-name="P7" draw:layer="layout" svg:width="7.7cm" svg:height="0.962cm" svg:x="3.6cm" svg:y="1.138cm">
          <draw:text-box>
            <text:p>Room 1</text:p>
          </draw:text-box>
        </draw:frame>
        <draw:custom-shape draw:style-name="gr6" draw:text-style-name="P6" xml:id="id4" draw:id="id4" draw:layer="layout" svg:width="2.4cm" svg:height="0.7cm" svg:x="3.5cm" svg:y="3cm">
          <text:p text:style-name="P3"><text:span text:style-name="T2">Button 2</text:span>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line-skew="-0.05cm" svg:x1="4.7cm" svg:y1="3.7cm" svg:x2="4.95cm" svg:y2="5.6cm" draw:start-shape="id4" draw:start-glue-point="2" draw:end-shape="id2" draw:end-glue-point="0" svg:d="M4700 3700v900h250v1000" svg:viewBox="0 0 251 1901">
          <text:p/>
        </draw:connector>
        <draw:custom-shape draw:style-name="gr11" draw:text-style-name="P8" xml:id="id6" draw:id="id6" draw:layer="layout" svg:width="4.1cm" svg:height="1.3cm" svg:x="13.1cm" svg:y="5.5cm">
          <text:p text:style-name="P3">Node MCU 2</text:p>
          <draw:enhanced-geometry svg:viewBox="0 0 21600 21600" draw:type="rectangle" draw:enhanced-path="M 0 0 L 21600 0 21600 21600 0 21600 0 0 Z N"/>
        </draw:custom-shape>
        <draw:custom-shape draw:style-name="gr12" draw:text-style-name="P9" xml:id="id5" draw:id="id5" draw:layer="layout" svg:width="2.4cm" svg:height="0.7cm" svg:x="11.2cm" svg:y="2.9cm">
          <text:p text:style-name="P3"><text:span text:style-name="T2">Button 3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xml:id="id7" draw:id="id7" draw:layer="layout" svg:width="3.5cm" svg:height="1.6cm" svg:x="16.2cm" svg:y="2.5cm">
          <text:p text:style-name="P3">Movement </text:p>
          <text:p text:style-name="P3">Sensor 2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line-skew="-0.05cm" svg:x1="12.4cm" svg:y1="3.6cm" svg:x2="15.15cm" svg:y2="5.5cm" draw:start-shape="id5" draw:start-glue-point="2" draw:end-shape="id6" draw:end-glue-point="0" svg:d="M12400 3600v900h2750v1000" svg:viewBox="0 0 2751 1901">
          <text:p/>
        </draw:connector>
        <draw:connector draw:style-name="gr8" draw:text-style-name="P3" draw:layer="layout" draw:line-skew="-0.3cm" svg:x1="15.15cm" svg:y1="5.5cm" svg:x2="17.95cm" svg:y2="4.1cm" draw:start-shape="id6" draw:start-glue-point="0" draw:end-shape="id7" draw:end-glue-point="2" svg:d="M15150 5500v-1000h2800v-400" svg:viewBox="0 0 2801 1401">
          <text:p/>
        </draw:connector>
        <draw:custom-shape draw:style-name="gr12" draw:text-style-name="P9" xml:id="id8" draw:id="id8" draw:layer="layout" svg:width="2.4cm" svg:height="0.7cm" svg:x="13.7cm" svg:y="2.9cm">
          <text:p text:style-name="P3"><text:span text:style-name="T2">Button 4</text:span>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line-skew="-0.05cm" svg:x1="14.9cm" svg:y1="3.6cm" svg:x2="15.15cm" svg:y2="5.5cm" draw:start-shape="id8" draw:start-glue-point="2" draw:end-shape="id6" draw:end-glue-point="0" svg:d="M14900 3600v900h250v1000" svg:viewBox="0 0 251 1901">
          <text:p/>
        </draw:connector>
        <draw:custom-shape draw:style-name="gr14" draw:text-style-name="P10" xml:id="id10" draw:id="id10" draw:layer="layout" svg:width="3.9cm" svg:height="1.3cm" svg:x="8.534cm" svg:y="16.1cm">
          <text:p text:style-name="P3">Mobile App</text:p>
          <draw:enhanced-geometry svg:viewBox="0 0 21600 21600" draw:type="rectangle" draw:enhanced-path="M 0 0 L 21600 0 21600 21600 0 21600 0 0 Z N"/>
        </draw:custom-shape>
        <draw:custom-shape draw:style-name="gr15" draw:text-style-name="P11" xml:id="id9" draw:id="id9" draw:layer="layout" svg:width="4.1cm" svg:height="1.6cm" svg:x="8.4cm" svg:y="11.5cm">
          <text:p text:style-name="P3">Web server</text:p>
          <text:p text:style-name="P3">(Firebase) </text:p>
          <draw:enhanced-geometry svg:viewBox="0 0 21600 21600" draw:type="rectangle" draw:enhanced-path="M 0 0 L 21600 0 21600 21600 0 21600 0 0 Z N"/>
        </draw:custom-shape>
        <draw:connector draw:style-name="gr16" draw:text-style-name="P12" draw:layer="layout" draw:type="curve" draw:line-skew="-0.5cm" svg:x1="4.95cm" svg:y1="6.9cm" svg:x2="10.45cm" svg:y2="11.5cm" draw:start-shape="id2" draw:start-glue-point="2" draw:end-shape="id9" draw:end-glue-point="0" svg:d="M4950 6900c0 2700 5500 400 5500 4600" svg:viewBox="0 0 5501 4601">
          <text:p/>
        </draw:connector>
        <draw:connector draw:style-name="gr16" draw:text-style-name="P12" draw:layer="layout" draw:type="curve" svg:x1="15.15cm" svg:y1="6.8cm" svg:x2="10.45cm" svg:y2="11.5cm" draw:start-shape="id6" draw:start-glue-point="2" draw:end-shape="id9" draw:end-glue-point="0" svg:d="M15150 6800c0 3525-4700 1175-4700 4700" svg:viewBox="0 0 4701 4701">
          <text:p/>
        </draw:connector>
        <draw:connector draw:style-name="gr16" draw:text-style-name="P12" draw:layer="layout" draw:type="curve" svg:x1="10.484cm" svg:y1="16.1cm" svg:x2="10.45cm" svg:y2="13.1cm" draw:start-shape="id10" draw:start-glue-point="0" draw:end-shape="id9" draw:end-glue-point="2" svg:d="M10484 16100c0-2250-34-750-34-3000" svg:viewBox="0 0 35 3001">
          <text:p/>
        </draw:connector>
        <draw:connector draw:style-name="gr16" draw:text-style-name="P12" draw:layer="layout" draw:type="curve" svg:x1="8.4cm" svg:y1="12.3cm" svg:x2="6.391cm" svg:y2="16.891cm" draw:start-shape="id9" draw:start-glue-point="3" draw:end-shape="id11" svg:d="M8400 12300c-1506 0-502 4591-2009 4591" svg:viewBox="0 0 2010 4592">
          <text:p/>
        </draw:connector>
        <draw:custom-shape draw:style-name="gr17" draw:text-style-name="P3" xml:id="id12" draw:id="id12" draw:layer="layout" svg:width="3.8cm" svg:height="1.1cm" svg:x="2.191cm" svg:y="13.891cm">
          <text:p text:style-name="P3">Sound Card</text:p>
          <draw:enhanced-geometry svg:viewBox="0 0 21600 21600" draw:type="rectangle" draw:enhanced-path="M 0 0 L 21600 0 21600 21600 0 21600 0 0 Z N"/>
        </draw:custom-shape>
        <draw:line draw:style-name="gr18" draw:text-style-name="P12" draw:layer="layout" svg:x1="4.091cm" svg:y1="14.991cm" svg:x2="4.091cm" svg:y2="16.191cm">
          <text:p/>
        </draw:line>
        <draw:connector draw:style-name="gr8" draw:text-style-name="P3" draw:layer="layout" svg:x1="4.091cm" svg:y1="13.891cm" svg:x2="5.4cm" svg:y2="10.7cm" draw:start-shape="id12" draw:start-glue-point="0" draw:end-shape="id13" svg:d="M4091 13891v-1595h1309v-1596" svg:viewBox="0 0 1310 3192">
          <text:p/>
        </draw:connector>
        <draw:connector draw:style-name="gr8" draw:text-style-name="P3" draw:layer="layout" svg:x1="5.991cm" svg:y1="14.441cm" svg:x2="16.3cm" svg:y2="10.7cm" draw:start-shape="id12" draw:start-glue-point="1" draw:end-shape="id14" draw:end-glue-point="2" svg:d="M5991 14441h10309v-3741" svg:viewBox="0 0 10310 374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91cm" fo:margin-bottom="7.092cm" fo:margin-left="0.291cm" fo:margin-right="0.196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3T16:04:58.558949124</meta:creation-date>
    <dc:date>2020-05-26T10:49:05.569791260</dc:date>
    <meta:editing-duration>PT1H53M11S</meta:editing-duration>
    <meta:editing-cycles>6</meta:editing-cycles>
    <meta:generator>LibreOffice/6.0.7.3$Linux_X86_64 LibreOffice_project/00m0$Build-3</meta:generator>
    <meta:document-statistic meta:object-count="31"/>
  </office:meta>
</office:document-meta>
</file>